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1b7678" officeooo:paragraph-rsid="001b7678"/>
    </style:style>
    <style:style style:name="P3" style:family="paragraph" style:parent-style-name="Standard">
      <style:text-properties officeooo:paragraph-rsid="001b7678"/>
    </style:style>
    <style:style style:name="T1" style:family="text">
      <style:text-properties officeooo:rsid="001b76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de Brasília</text:p>
      <text:p text:style-name="Standard">Departamento de Ciência da Computação </text:p>
      <text:p text:style-name="P2">Fundamentos de Sistemas Inteligentes</text:p>
      <text:p text:style-name="Standard">Professor: Díbio L. Borges</text:p>
      <text:p text:style-name="Standard">Período 1/201<text:span text:style-name="T1">9 </text:span></text:p>
      <text:p text:style-name="Standard"/>
      <text:p text:style-name="Standard">Estudante:.................................................................................................Matrícula:..........................…</text:p>
      <text:p text:style-name="P3">Estudante:.................................................................................................Matrícula:..........................…</text:p>
      <text:p text:style-name="Standard"/>
      <text:p text:style-name="Standard">Proposta de Projeto Final da disciplina</text:p>
      <text:p text:style-name="Standard">Título:.....................................................................................................................................................</text:p>
      <text:p text:style-name="Standard"/>
      <text:p text:style-name="Standard">1. <text:s/>Descreva de forma sucinta os objetivos específicos do projeto (1 ou 2). Explicitando as entradas e as saídas do sistema.</text:p>
      <text:list xml:id="list3044108742" text:style-name="L1">
        <text:list-item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</text:list-item>
        <text:list-item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Standard"/>
      <text:p text:style-name="Standard">2. Descreva sua abordagem proposta, explicitando os artigos que formam a base da proposta e declarando as extensões a partir do(s) artigo(s). (Obs1: Todos os códigos de terceiros devem ser claramente identificados). (Obs2: Colocar referências complet<text:span text:style-name="T1">a</text:span>s dos artigos e -links- a serem utilizados)</text:p>
      <text:p text:style-name="Standard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Standard"/>
      <text:p text:style-name="Standard">3. Equipamentos, versão de sistema, e dados a serem usados.</text:p>
      <text:p text:style-name="Standard"/>
      <text:p text:style-name="Standard"/>
      <text:p text:style-name="Standard"/>
      <text:p text:style-name="Standard">4. Cronograma das atividades (até primeira semana de julho/201<text:span text:style-name="T1">9</text:span>)</text:p>
      <text:p text:style-name="Standard"/>
      <text:p text:style-name="Standard"/>
      <text:p text:style-name="Standard"/>
      <text:p text:style-name="Standard"/>
      <text:p text:style-name="Standard"/>
      <text:p text:style-name="P3">Data e assinatura<text:span text:style-name="T1">s</text:span> do<text:span text:style-name="T1">s</text:span> proponente<text:span text:style-name="T1">s </text:span></text:p>
      <text:p text:style-name="P3"/>
      <text:p text:style-name="P3"><text:span text:style-name="T1">…………………………………………………………………………………………………………</text:span></text:p>
      <text:p text:style-name="P3"><text:s text:c="54"/></text:p>
      <text:p text:style-name="P3">…………………………………………..…………………………………………………………….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bio </meta:initial-creator>
    <meta:creation-date>2010-09-27T11:19:57</meta:creation-date>
    <dc:date>2019-05-08T09:43:40.063046073</dc:date>
    <meta:editing-duration>PT5H44M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22" meta:character-count="3154" meta:non-whitespace-character-count="2995"/>
  </office:meta>
</office:document-meta>
</file>